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-0.009cm" fo:margin-right="0cm" fo:margin-top="0cm" fo:margin-bottom="0.436cm" style:contextual-spacing="false" fo:line-height="93%" fo:text-indent="-0.018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0cm" fo:margin-top="0cm" fo:margin-bottom="0.501cm" style:contextual-spacing="false" fo:line-height="93%" fo:text-indent="-0.018cm" style:auto-text-indent="false">
        <style:tab-stops/>
      </style:paragraph-properties>
    </style:style>
    <style:style style:name="P3" style:family="paragraph" style:parent-style-name="Normal">
      <style:paragraph-properties fo:margin-left="-0.009cm" fo:margin-right="0cm" fo:margin-top="0cm" fo:margin-bottom="0.004cm" style:contextual-spacing="false" fo:line-height="93%" fo:text-indent="-0.018cm" style:auto-text-indent="false">
        <style:tab-stops/>
      </style:paragraph-properties>
    </style:style>
    <style:style style:name="P4" style:family="paragraph" style:parent-style-name="Normal">
      <style:paragraph-properties fo:margin-left="-0.009cm" fo:margin-right="0cm" fo:margin-top="0cm" fo:margin-bottom="0.302cm" style:contextual-spacing="false" fo:line-height="93%" fo:text-indent="-0.018cm" style:auto-text-indent="false">
        <style:tab-stops/>
      </style:paragraph-properties>
    </style:style>
    <style:style style:name="P5" style:family="paragraph" style:parent-style-name="Normal">
      <style:paragraph-properties fo:margin-left="-0.009cm" fo:margin-right="0cm" fo:margin-top="0cm" fo:margin-bottom="0cm" style:contextual-spacing="false" fo:text-indent="-0.018cm" style:auto-text-indent="false">
        <style:tab-stops/>
      </style:paragraph-properties>
    </style:style>
    <style:style style:name="P6" style:family="paragraph" style:parent-style-name="Normal">
      <style:paragraph-properties fo:margin-left="-0.009cm" fo:margin-right="0cm" fo:margin-top="0cm" fo:margin-bottom="0.381cm" style:contextual-spacing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-0.009cm" fo:margin-right="0cm" fo:margin-top="0cm" fo:margin-bottom="0.242cm" style:contextual-spacing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792cm" fo:margin-right="0cm" fo:margin-top="0cm" fo:margin-bottom="0.247cm" style:contextual-spacing="false" fo:text-indent="-0.018cm" style:auto-text-indent="false" fo:padding="0cm" fo:border="0.26pt solid #d9d9e3" style:shadow="none">
        <style:tab-stops/>
      </style:paragraph-properties>
    </style:style>
    <style:style style:name="P9" style:family="paragraph" style:parent-style-name="Normal" style:master-page-name="MP0">
      <style:paragraph-properties fo:margin-left="0cm" fo:margin-right="1.289cm" fo:margin-top="0cm" fo:margin-bottom="0.183cm" style:contextual-spacing="false" fo:text-align="center" style:justify-single-word="false" fo:text-indent="0cm" style:auto-text-indent="false" style:page-number="auto" fo:break-before="page"/>
    </style:style>
    <style:style style:name="P10" style:family="paragraph" style:parent-style-name="Normal" style:list-style-name="L1">
      <style:paragraph-properties fo:margin-left="0cm" fo:margin-right="0cm" fo:margin-top="0cm" fo:margin-bottom="0.011cm" style:contextual-spacing="false" fo:text-indent="-0.497cm" style:auto-text-indent="false" fo:padding="0cm" fo:border="0.26pt solid #d9d9e3" style:shadow="none"/>
    </style:style>
    <style:style style:name="P11" style:family="paragraph" style:parent-style-name="Normal">
      <style:paragraph-properties fo:margin-left="-0.009cm" fo:margin-right="0cm" fo:margin-top="0cm" fo:margin-bottom="0.242cm" style:contextual-spacing="false" fo:text-indent="-0.018cm" style:auto-text-indent="false">
        <style:tab-stops/>
      </style:paragraph-properties>
      <style:text-properties officeooo:rsid="00200671" officeooo:paragraph-rsid="00200671"/>
    </style:style>
    <style:style style:name="P12" style:family="paragraph" style:parent-style-name="Normal">
      <style:paragraph-properties fo:margin-left="-0.009cm" fo:margin-right="0cm" fo:margin-top="0cm" fo:margin-bottom="0.242cm" style:contextual-spacing="false" fo:text-indent="-0.018cm" style:auto-text-indent="false">
        <style:tab-stops/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font-size="16pt" style:text-underline-style="solid" style:text-underline-width="auto" style:text-underline-color="#000000" fo:font-weight="bold" style:text-underline-mode="continuous" style:text-overline-mode="continuous" style:text-line-through-mode="continuous" style:font-size-asian="16pt" style:font-weight-asian="bold"/>
    </style:style>
    <style:style style:name="T2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3" style:family="text">
      <style:text-properties officeooo:rsid="001aaad2"/>
    </style:style>
    <style:style style:name="T4" style:family="text">
      <style:text-properties officeooo:rsid="001c6c41"/>
    </style:style>
    <style:style style:name="T5" style:family="text">
      <style:text-properties officeooo:rsid="001e3fc0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272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2.709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979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249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519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789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05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329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1.59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Default_20_Paragraph_20_Font"><text:span text:style-name="T1">Comparison exercises</text:span></text:span></text:p>
      <text:p text:style-name="P1"><text:span text:style-name="Default_20_Paragraph_20_Font"><text:span text:style-name="T2">I) Complete the following sentences with the relevant comparative or superlative form:</text:span></text:span></text:p>
      <text:p text:style-name="P5">1. This is a nice cat. It's much <text:span text:style-name="T3">nicer </text:span>than my friend's cat.</text:p>
      <text:p text:style-name="P5">2.Here is Emily. She's six years old. Her brother is nine, so he is <text:span text:style-name="T3">older</text:span> .</text:p>
      <text:p text:style-name="P5">3.This is a difficult exercise. But the exercise with an asterisk (*) is <text:span text:style-name="T3">the most difficult</text:span> exercise on the worksheet.</text:p>
      <text:p text:style-name="P5">4.He has an interesting hobby, but my sister has the <text:span text:style-name="T3">most interesting</text:span> one in the world.</text:p>
      <text:p text:style-name="P5">5.In the last holidays I read a good book, but father gave me an even <text:span text:style-name="T3">better</text:span> one last weekend.</text:p>
      <text:p text:style-name="P5">6.School is boring, but homework is <text:span text:style-name="T3">more boring</text:span> than school.</text:p>
      <text:p text:style-name="P5">7.Skateboarding is a dangerous hobby. However, bungee jumping (saut à l’élastique) is <text:span text:style-name="T3">more dangerous than</text:span> skateboarding.</text:p>
      <text:p text:style-name="P5">8.This magazine is cheap, but that one is <text:span text:style-name="T3">more cheap</text:span> .</text:p>
      <text:p text:style-name="P5">9.We live in a small house, but my grandparents' house is even <text:span text:style-name="T3">smaller</text:span> than ours.</text:p>
      <text:p text:style-name="P6">10.Yesterday John told me a funny joke. This joke was the <text:span text:style-name="T3">best</text:span> joke I've ever heard.</text:p>
      <text:p text:style-name="P2"><text:span text:style-name="Default_20_Paragraph_20_Font"><text:span text:style-name="T2"><text:s/>II) <text:s/>Complete each sentence with the correct comparative or superlative form of the adjective in parentheses.</text:span></text:span></text:p>
      <text:list text:style-name="L1">
        <text:list-item>
          <text:p text:style-name="P10">The <text:span text:style-name="T3">longe</text:span><text:span text:style-name="T4">st</text:span> (long) river in the world is the Nile.</text:p>
        </text:list-item>
        <text:list-item>
          <text:p text:style-name="P10">I think Spanish is <text:span text:style-name="T3">easier</text:span> (easy) than Chinese.</text:p>
        </text:list-item>
        <text:list-item>
          <text:p text:style-name="P10">The <text:span text:style-name="T3">more expensive</text:span> (expensive) car on the lot is the Ferrari.</text:p>
        </text:list-item>
        <text:list-item>
          <text:p text:style-name="P10">She is <text:span text:style-name="T4">more successful</text:span> (successful) than her sister.</text:p>
        </text:list-item>
        <text:list-item>
          <text:p text:style-name="P10">The <text:span text:style-name="T4">most beautiful</text:span> (beautiful) sunset I have ever seen was in Hawaii.</text:p>
        </text:list-item>
        <text:list-item>
          <text:p text:style-name="P10">My apartment is <text:span text:style-name="T4">larger</text:span> (large) than hers.</text:p>
        </text:list-item>
        <text:list-item>
          <text:p text:style-name="P10">The <text:span text:style-name="T4">most dangerous</text:span> (dangerous) animal in Africa is the hippopotamus.</text:p>
        </text:list-item>
        <text:list-item>
          <text:p text:style-name="P10">Tom is <text:span text:style-name="T4">taller</text:span> (tall) than his brother.</text:p>
        </text:list-item>
        <text:list-item>
          <text:p text:style-name="P10">This is the <text:span text:style-name="T4">most interesting</text:span> (interesting) book I have ever read.</text:p>
        </text:list-item>
      </text:list>
      <text:p text:style-name="P8">10.The weather in Hawaii is <text:s/><text:span text:style-name="T4">better</text:span>(good) than the weather in Alaska.</text:p>
      <text:p text:style-name="P8">11.The <text:span text:style-name="T4">fastest</text:span> (fast) animal in the world is the cheetah.</text:p>
      <text:p text:style-name="P8">12.My sister is <text:span text:style-name="T4">more intelligent</text:span> (intelligent) than I am.</text:p>
      <text:p text:style-name="P8">13.The <text:span text:style-name="T4">most crowded</text:span> (crowded) city in the world is Tokyo.</text:p>
      <text:p text:style-name="P8">14.She is <text:span text:style-name="T4">better</text:span> (good) at math than her classmates.</text:p>
      <text:p text:style-name="P8">15.The <text:span text:style-name="T5">biggest</text:span> (big) house in the neighborhood belongs to the mayor.</text:p>
      <text:p text:style-name="P8">16.My brother's dog is<text:span text:style-name="T5"> friendlier</text:span> (friendly) than my cat.</text:p>
      <text:p text:style-name="P8">17.The <text:span text:style-name="T5">testiest</text:span> (tasty) food I have ever eaten was in Italy.</text:p>
      <text:p text:style-name="P8">18.This movie is <text:span text:style-name="T5">more exciting</text:span> (exciting) than the one we saw last week.</text:p>
      <text:p text:style-name="P8">19.He is <text:span text:style-name="T5">older</text:span> (old) than his wife.</text:p>
      <text:p text:style-name="P8"><text:soft-page-break/>20.The <text:span text:style-name="T5">most difficult</text:span> (difficult) part of the exam was the essay question.</text:p>
      <text:p text:style-name="P3"><text:span text:style-name="Default_20_Paragraph_20_Font"><text:span text:style-name="T2">III) Choose one of the subjects below <text:s/>(or find your own) and try to convince us that they should win the battle! Of course, we’ll need 2 students battling on the same subject….</text:span></text:span></text:p>
      <text:p text:style-name="P4"><text:span text:style-name="Default_20_Paragraph_20_Font"><text:span text:style-name="T2">Be eloquent, articulate and use as many comparative and superlative forms as possible…</text:span></text:span></text:p>
      <text:p text:style-name="P7">Burger King/ KFC</text:p>
      <text:p text:style-name="P7">Batman/ Spiderman</text:p>
      <text:p text:style-name="P7">Naruto/ Dragon Ball</text:p>
      <text:p text:style-name="P7">Pineapple pizza/ Margarita</text:p>
      <text:p text:style-name="P12">Winter/ Summer : </text:p>
      <text:p text:style-name="P11">it is warmer in summer than in winter</text:p>
      <text:p text:style-name="P11"><text:tab/>Days are longer in summer than in winter</text:p>
      <text:p text:style-name="P11">We spend more time outdoors in summer than in winter</text:p>
      <text:p text:style-name="P7"/>
      <text:p text:style-name="P7">Jam/ Nutella</text:p>
      <text:p text:style-name="P7">Sardoche/ Le joueur du grenier</text:p>
      <text:p text:style-name="P7">Marvel/ DC</text:p>
      <text:p text:style-name="P7">Lord of the rings/ Games of throne</text:p>
      <text:p text:style-name="P7">Rain/ Snow</text:p>
      <text:p text:style-name="P7">The past/ The present</text:p>
      <text:p text:style-name="P7">The present / the future</text:p>
      <text:p text:style-name="P7">Space X/ Tesla</text:p>
      <text:p text:style-name="P7">Elon Musk/ Jeff Bezos</text:p>
      <text:p text:style-name="P7">Twitter/ Instagram</text:p>
      <text:p text:style-name="P7">French Rap/ US Rap</text:p>
      <text:p text:style-name="P7">Omicron/ Delta</text:p>
      <text:p text:style-name="P7">Tea/ Coffee</text:p>
      <text:p text:style-name="P7">Triangle sandwiches/ Baguette sandwiches</text:p>
      <text:p text:style-name="P7">Chocolatine/ Pain au chocol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1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18cm" fo:margin-bottom="5.232cm" fo:margin-left="2.004cm" fo:margin-right="2.46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title/>
    <dc:subject/>
    <meta:initial-creator>word2</meta:initial-creator>
    <meta:creation-date>2023-04-24T07:18:00Z</meta:creation-date>
    <dc:date>2023-04-24T09:44:46.289901707</dc:date>
    <meta:editing-cycles>6</meta:editing-cycles>
    <meta:editing-duration>PT25M38S</meta:editing-duration>
    <meta:document-statistic meta:table-count="0" meta:image-count="0" meta:object-count="0" meta:page-count="2" meta:paragraph-count="58" meta:word-count="525" meta:character-count="3009" meta:non-whitespace-character-count="2545"/>
    <meta:template xlink:type="simple" xlink:actuate="onRequest" xlink:title="" xlink:href="Normal"/>
  </office:meta>
</office:document-meta>
</file>